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044000000328896CE03DA7283D7.png" manifest:media-type="image/png"/>
  <manifest:file-entry manifest:full-path="Pictures/10000201000000AB000000662544F29B18FDFBCB.png" manifest:media-type="image/png"/>
  <manifest:file-entry manifest:full-path="Pictures/100002010000002C0000003D07FEAA4F87A389E2.png" manifest:media-type="image/png"/>
  <manifest:file-entry manifest:full-path="Pictures/100002010000021A000000FDAD3A4632A310FC16.png" manifest:media-type="image/png"/>
  <manifest:file-entry manifest:full-path="Pictures/100002010000008300000047488695F970214845.png" manifest:media-type="image/png"/>
  <manifest:file-entry manifest:full-path="Pictures/100002010000008500000048D7016C18F2DC70DA.png" manifest:media-type="image/png"/>
  <manifest:file-entry manifest:full-path="Pictures/100002010000007200000046A8C875E6D86EBDD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1.84cm" fo:min-width="1.825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2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66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57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3.854cm" fo:padding-top="0cm" fo:padding-bottom="0cm" fo:padding-left="0cm" fo:padding-right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1.61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3.55cm" fo:padding-top="0cm" fo:padding-bottom="0cm" fo:padding-left="0cm" fo:padding-right="0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8pt" fo:font-weight="normal" style:font-size-asian="10pt" style:font-name-complex="DejaVuSans" style:font-size-complex="10pt"/>
    </style:style>
    <style:style style:name="T6" style:family="text">
      <style:text-properties fo:color="#000000" style:font-name="Liberation Serif" fo:font-size="6pt" fo:font-weight="bold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877cm" svg:height="1.892cm" svg:x="4.5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095cm" svg:y1="0.879cm" svg:x2="4.492cm" svg:y2="0.879cm">
          <text:p/>
        </draw:line>
        <draw:line draw:style-name="gr3" draw:text-style-name="P2" draw:layer="layout" svg:x1="3.276cm" svg:y1="1.006cm" svg:x2="3.53cm" svg:y2="0.752cm">
          <text:p/>
        </draw:line>
        <draw:frame draw:style-name="gr4" draw:text-style-name="P4" draw:layer="layout" svg:width="0.51cm" svg:height="0.284cm" svg:x="3.317cm" svg:y="0.46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0.6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6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6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095cm" svg:y1="1.979cm" svg:x2="4.492cm" svg:y2="1.979cm">
          <text:p/>
        </draw:line>
        <draw:line draw:style-name="gr3" draw:text-style-name="P2" draw:layer="layout" svg:x1="3.276cm" svg:y1="2.106cm" svg:x2="3.53cm" svg:y2="1.852cm">
          <text:p/>
        </draw:line>
        <draw:line draw:style-name="gr2" draw:text-style-name="P2" draw:layer="layout" svg:x1="6.365cm" svg:y1="1.457cm" svg:x2="7.762cm" svg:y2="1.457cm">
          <text:p/>
        </draw:line>
        <draw:line draw:style-name="gr3" draw:text-style-name="P2" draw:layer="layout" svg:x1="6.546cm" svg:y1="1.584cm" svg:x2="6.8cm" svg:y2="1.33cm">
          <text:p/>
        </draw:line>
        <draw:frame draw:style-name="gr8" draw:text-style-name="P9" draw:layer="layout" svg:width="0.84cm" svg:height="0.33cm" svg:x="6.435cm" svg:y="1.62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587cm" svg:y="1.046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222cm" svg:height="0.314cm" svg:x="0.032cm" svg:y="-0.04cm">
          <draw:text-box>
            <text:p><text:span text:style-name="T4">a)</text:span></text:p>
          </draw:text-box>
        </draw:frame>
        <draw:frame draw:style-name="gr10" draw:text-style-name="P11" draw:layer="layout" svg:width="2.669cm" svg:height="0.627cm" svg:x="3.981cm" svg:y="2.592cm">
          <draw:text-box>
            <text:p text:style-name="P3"><text:span text:style-name="T5">Standard floating-point</text:span></text:p>
          </draw:text-box>
        </draw:frame>
        <draw:frame draw:style-name="gr8" draw:text-style-name="P9" draw:layer="layout" svg:width="0.84cm" svg:height="0.33cm" svg:x="3.165cm" svg:y="1.06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33cm" svg:y="1.71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1.71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1.7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317cm" svg:y="1.568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165cm" svg:y="2.16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33cm" svg:y="3.59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59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59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376cm" svg:y1="5.078cm" svg:x2="3.63cm" svg:y2="4.824cm">
          <text:p/>
        </draw:line>
        <draw:frame draw:style-name="gr11" draw:text-style-name="P12" draw:layer="layout" svg:width="0.57cm" svg:height="0.343cm" svg:x="3.265cm" svg:y="5.118cm">
          <draw:text-box>
            <text:p text:style-name="P3"><text:span text:style-name="T6">Knob</text:span></text:p>
          </draw:text-box>
        </draw:frame>
        <draw:custom-shape draw:style-name="gr6" draw:text-style-name="P7" draw:layer="layout" svg:width="0.889cm" svg:height="0.508cm" svg:x="0.541cm" svg:y="4.69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4.69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08cm" svg:height="0.508cm" svg:x="8.524cm" svg:y="0.619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9.032cm" svg:y="0.619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9.921cm" svg:y="0.619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9.932cm" svg:y="1.719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0.239cm" svg:height="0.314cm" svg:x="8.523cm" svg:y="0.025cm">
          <draw:text-box>
            <text:p><text:span text:style-name="T4">c)</text:span></text:p>
          </draw:text-box>
        </draw:frame>
        <draw:frame draw:style-name="gr13" draw:text-style-name="P11" draw:layer="layout" svg:width="2.542cm" svg:height="0.314cm" svg:x="4.069cm" svg:y="5.564cm">
          <draw:text-box>
            <text:p text:style-name="P3"><text:span text:style-name="T5">Custom floating-point</text:span></text:p>
          </draw:text-box>
        </draw:frame>
        <draw:frame draw:style-name="gr14" draw:text-style-name="P11" draw:layer="layout" svg:width="3.854cm" svg:height="0.314cm" svg:x="11.798cm" svg:y="2.596cm">
          <draw:text-box>
            <text:p text:style-name="P3"><text:span text:style-name="T5">Hybrid floating-point logarithmic</text:span></text:p>
          </draw:text-box>
        </draw:frame>
        <draw:frame draw:style-name="gr12" draw:text-style-name="P10" draw:layer="layout" svg:width="0.239cm" svg:height="0.314cm" svg:x="0.033cm" svg:y="2.931cm">
          <draw:text-box>
            <text:p><text:span text:style-name="T4">b)</text:span></text:p>
          </draw:text-box>
        </draw:frame>
        <draw:frame draw:style-name="gr15" draw:text-style-name="P2" draw:layer="layout" svg:width="0.345cm" svg:height="0.212cm" svg:x="0.798cm" svg:y="4.96cm">
          <draw:image xlink:href="Pictures/100002010000007200000046A8C875E6D86EBDDD.png" xlink:type="simple" xlink:show="embed" xlink:actuate="onLoad">
            <text:p/>
          </draw:image>
        </draw:frame>
        <draw:frame draw:style-name="gr15" draw:text-style-name="P2" draw:layer="layout" svg:width="0.394cm" svg:height="0.214cm" svg:x="1.695cm" svg:y="4.957cm">
          <draw:image xlink:href="Pictures/100002010000008300000047488695F970214845.png" xlink:type="simple" xlink:show="embed" xlink:actuate="onLoad">
            <text:p/>
          </draw:image>
        </draw:frame>
        <draw:frame draw:style-name="gr15" draw:text-style-name="P2" draw:layer="layout" svg:width="0.345cm" svg:height="0.212cm" svg:x="10.19cm" svg:y="1.987cm">
          <draw:image xlink:href="Pictures/100002010000007200000046A8C875E6D86EBDDD.png" xlink:type="simple" xlink:show="embed" xlink:actuate="onLoad">
            <text:p/>
          </draw:image>
        </draw:frame>
        <draw:frame draw:style-name="gr15" draw:text-style-name="P2" draw:layer="layout" svg:width="0.456cm" svg:height="0.247cm" svg:x="3.39cm" svg:y="4.57cm">
          <draw:image xlink:href="Pictures/100002010000008500000048D7016C18F2DC70DA.png" xlink:type="simple" xlink:show="embed" xlink:actuate="onLoad">
            <text:p/>
          </draw:image>
        </draw:frame>
        <draw:frame draw:style-name="gr15" draw:text-style-name="P2" draw:layer="layout" svg:width="1.665cm" svg:height="0.783cm" svg:x="4.599cm" svg:y="1.122cm">
          <draw:image xlink:href="Pictures/100002010000021A000000FDAD3A4632A310FC16.png" xlink:type="simple" xlink:show="embed" xlink:actuate="onLoad">
            <text:p/>
          </draw:image>
        </draw:frame>
        <draw:frame draw:style-name="gr15" draw:text-style-name="P2" draw:layer="layout" svg:width="0.127cm" svg:height="0.176cm" svg:x="2.667cm" svg:y="0.762cm">
          <draw:image xlink:href="Pictures/100002010000002C0000003D07FEAA4F87A389E2.png" xlink:type="simple" xlink:show="embed" xlink:actuate="onLoad">
            <text:p/>
          </draw:image>
        </draw:frame>
        <draw:frame draw:style-name="gr15" draw:text-style-name="P2" draw:layer="layout" svg:width="0.487cm" svg:height="0.29cm" svg:x="2.534cm" svg:y="1.842cm">
          <draw:image xlink:href="Pictures/10000201000000AB000000662544F29B18FDFBCB.png" xlink:type="simple" xlink:show="embed" xlink:actuate="onLoad">
            <text:p/>
          </draw:image>
        </draw:frame>
        <draw:frame draw:style-name="gr15" draw:text-style-name="P2" draw:layer="layout" svg:width="0.25cm" svg:height="0.184cm" svg:x="7.878cm" svg:y="1.384cm">
          <draw:image xlink:href="Pictures/1000020100000044000000328896CE03DA7283D7.png" xlink:type="simple" xlink:show="embed" xlink:actuate="onLoad">
            <text:p/>
          </draw:image>
        </draw:frame>
        <draw:custom-shape draw:style-name="gr1" draw:text-style-name="P1" draw:layer="layout" svg:width="1.877cm" svg:height="1.892cm" svg:x="4.5cm" svg:y="3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095cm" svg:y1="3.855cm" svg:x2="4.492cm" svg:y2="3.855cm">
          <text:p/>
        </draw:line>
        <draw:line draw:style-name="gr3" draw:text-style-name="P2" draw:layer="layout" svg:x1="3.276cm" svg:y1="3.982cm" svg:x2="3.53cm" svg:y2="3.728cm">
          <text:p/>
        </draw:line>
        <draw:frame draw:style-name="gr4" draw:text-style-name="P4" draw:layer="layout" svg:width="0.51cm" svg:height="0.284cm" svg:x="3.317cm" svg:y="3.444cm">
          <draw:text-box>
            <text:p text:style-name="P3"><text:span text:style-name="T1">32-bit</text:span></text:p>
          </draw:text-box>
        </draw:frame>
        <draw:line draw:style-name="gr2" draw:text-style-name="P2" draw:layer="layout" svg:x1="3.095cm" svg:y1="4.955cm" svg:x2="4.492cm" svg:y2="4.955cm">
          <text:p/>
        </draw:line>
        <draw:line draw:style-name="gr2" draw:text-style-name="P2" draw:layer="layout" svg:x1="6.365cm" svg:y1="4.433cm" svg:x2="7.762cm" svg:y2="4.433cm">
          <text:p/>
        </draw:line>
        <draw:line draw:style-name="gr3" draw:text-style-name="P2" draw:layer="layout" svg:x1="6.546cm" svg:y1="4.56cm" svg:x2="6.8cm" svg:y2="4.306cm">
          <text:p/>
        </draw:line>
        <draw:frame draw:style-name="gr8" draw:text-style-name="P9" draw:layer="layout" svg:width="0.84cm" svg:height="0.33cm" svg:x="6.435cm" svg:y="4.6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587cm" svg:y="4.022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165cm" svg:y="4.036cm">
          <draw:text-box>
            <text:p text:style-name="P3"><text:span text:style-name="T3">IEEE 754</text:span></text:p>
          </draw:text-box>
        </draw:frame>
        <draw:frame draw:style-name="gr15" draw:text-style-name="P2" draw:layer="layout" svg:width="1.665cm" svg:height="0.783cm" svg:x="4.599cm" svg:y="4.098cm">
          <draw:image xlink:href="Pictures/100002010000021A000000FDAD3A4632A310FC16.png" xlink:type="simple" xlink:show="embed" xlink:actuate="onLoad">
            <text:p/>
          </draw:image>
        </draw:frame>
        <draw:frame draw:style-name="gr15" draw:text-style-name="P2" draw:layer="layout" svg:width="0.127cm" svg:height="0.176cm" svg:x="2.667cm" svg:y="3.738cm">
          <draw:image xlink:href="Pictures/100002010000002C0000003D07FEAA4F87A389E2.png" xlink:type="simple" xlink:show="embed" xlink:actuate="onLoad">
            <text:p/>
          </draw:image>
        </draw:frame>
        <draw:frame draw:style-name="gr15" draw:text-style-name="P2" draw:layer="layout" svg:width="0.487cm" svg:height="0.29cm" svg:x="2.534cm" svg:y="4.818cm">
          <draw:image xlink:href="Pictures/10000201000000AB000000662544F29B18FDFBCB.png" xlink:type="simple" xlink:show="embed" xlink:actuate="onLoad">
            <text:p/>
          </draw:image>
        </draw:frame>
        <draw:frame draw:style-name="gr15" draw:text-style-name="P2" draw:layer="layout" svg:width="0.25cm" svg:height="0.184cm" svg:x="7.878cm" svg:y="4.36cm">
          <draw:image xlink:href="Pictures/1000020100000044000000328896CE03DA7283D7.png" xlink:type="simple" xlink:show="embed" xlink:actuate="onLoad">
            <text:p/>
          </draw:image>
        </draw:frame>
        <draw:custom-shape draw:style-name="gr1" draw:text-style-name="P1" draw:layer="layout" svg:width="1.877cm" svg:height="1.892cm" svg:x="12.895cm" svg:y="0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49cm" svg:y1="0.88cm" svg:x2="12.887cm" svg:y2="0.88cm">
          <text:p/>
        </draw:line>
        <draw:line draw:style-name="gr3" draw:text-style-name="P2" draw:layer="layout" svg:x1="11.671cm" svg:y1="1.007cm" svg:x2="11.925cm" svg:y2="0.753cm">
          <text:p/>
        </draw:line>
        <draw:frame draw:style-name="gr4" draw:text-style-name="P4" draw:layer="layout" svg:width="0.51cm" svg:height="0.284cm" svg:x="11.712cm" svg:y="0.469cm">
          <draw:text-box>
            <text:p text:style-name="P3"><text:span text:style-name="T1">32-bit</text:span></text:p>
          </draw:text-box>
        </draw:frame>
        <draw:line draw:style-name="gr2" draw:text-style-name="P2" draw:layer="layout" svg:x1="11.49cm" svg:y1="1.98cm" svg:x2="12.887cm" svg:y2="1.98cm">
          <text:p/>
        </draw:line>
        <draw:line draw:style-name="gr3" draw:text-style-name="P2" draw:layer="layout" svg:x1="11.671cm" svg:y1="2.107cm" svg:x2="11.925cm" svg:y2="1.853cm">
          <text:p/>
        </draw:line>
        <draw:line draw:style-name="gr2" draw:text-style-name="P2" draw:layer="layout" svg:x1="14.76cm" svg:y1="1.458cm" svg:x2="16.157cm" svg:y2="1.458cm">
          <text:p/>
        </draw:line>
        <draw:line draw:style-name="gr3" draw:text-style-name="P2" draw:layer="layout" svg:x1="14.941cm" svg:y1="1.585cm" svg:x2="15.195cm" svg:y2="1.331cm">
          <text:p/>
        </draw:line>
        <draw:frame draw:style-name="gr8" draw:text-style-name="P9" draw:layer="layout" svg:width="0.84cm" svg:height="0.33cm" svg:x="14.83cm" svg:y="1.625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14.982cm" svg:y="1.047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11.56cm" svg:y="1.061cm">
          <draw:text-box>
            <text:p text:style-name="P3"><text:span text:style-name="T3">IEEE 754</text:span></text:p>
          </draw:text-box>
        </draw:frame>
        <draw:frame draw:style-name="gr15" draw:text-style-name="P2" draw:layer="layout" svg:width="1.665cm" svg:height="0.783cm" svg:x="12.994cm" svg:y="1.123cm">
          <draw:image xlink:href="Pictures/100002010000021A000000FDAD3A4632A310FC16.png" xlink:type="simple" xlink:show="embed" xlink:actuate="onLoad">
            <text:p/>
          </draw:image>
        </draw:frame>
        <draw:frame draw:style-name="gr15" draw:text-style-name="P2" draw:layer="layout" svg:width="0.127cm" svg:height="0.176cm" svg:x="11.062cm" svg:y="0.763cm">
          <draw:image xlink:href="Pictures/100002010000002C0000003D07FEAA4F87A389E2.png" xlink:type="simple" xlink:show="embed" xlink:actuate="onLoad">
            <text:p/>
          </draw:image>
        </draw:frame>
        <draw:frame draw:style-name="gr15" draw:text-style-name="P2" draw:layer="layout" svg:width="0.487cm" svg:height="0.29cm" svg:x="10.929cm" svg:y="1.843cm">
          <draw:image xlink:href="Pictures/10000201000000AB000000662544F29B18FDFBCB.png" xlink:type="simple" xlink:show="embed" xlink:actuate="onLoad">
            <text:p/>
          </draw:image>
        </draw:frame>
        <draw:frame draw:style-name="gr15" draw:text-style-name="P2" draw:layer="layout" svg:width="0.25cm" svg:height="0.184cm" svg:x="16.228cm" svg:y="1.366cm">
          <draw:image xlink:href="Pictures/1000020100000044000000328896CE03DA7283D7.png" xlink:type="simple" xlink:show="embed" xlink:actuate="onLoad">
            <text:p/>
          </draw:image>
        </draw:frame>
        <draw:custom-shape draw:style-name="gr16" draw:text-style-name="P8" draw:layer="layout" svg:width="1.612cm" svg:height="0.508cm" svg:x="9.271cm" svg:y="3.602cm">
          <text:p text:style-name="P5"><text:span text:style-name="T2">fixed-point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9.933cm" svg:y="4.702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0.239cm" svg:height="0.314cm" svg:x="8.524cm" svg:y="3.008cm">
          <draw:text-box>
            <text:p><text:span text:style-name="T4">d)</text:span></text:p>
          </draw:text-box>
        </draw:frame>
        <draw:frame draw:style-name="gr17" draw:text-style-name="P11" draw:layer="layout" svg:width="3.55cm" svg:height="0.314cm" svg:x="11.965cm" svg:y="5.528cm">
          <draw:text-box>
            <text:p text:style-name="P3"><text:span text:style-name="T5">Hybrid fixed-point logarithmic</text:span></text:p>
          </draw:text-box>
        </draw:frame>
        <draw:frame draw:style-name="gr15" draw:text-style-name="P2" draw:layer="layout" svg:width="0.345cm" svg:height="0.212cm" svg:x="10.191cm" svg:y="4.97cm">
          <draw:image xlink:href="Pictures/100002010000007200000046A8C875E6D86EBDDD.png" xlink:type="simple" xlink:show="embed" xlink:actuate="onLoad">
            <text:p/>
          </draw:image>
        </draw:frame>
        <draw:custom-shape draw:style-name="gr1" draw:text-style-name="P1" draw:layer="layout" svg:width="1.877cm" svg:height="1.892cm" svg:x="12.896cm" svg:y="3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491cm" svg:y1="3.863cm" svg:x2="12.888cm" svg:y2="3.863cm">
          <text:p/>
        </draw:line>
        <draw:line draw:style-name="gr3" draw:text-style-name="P2" draw:layer="layout" svg:x1="11.672cm" svg:y1="3.99cm" svg:x2="11.926cm" svg:y2="3.736cm">
          <text:p/>
        </draw:line>
        <draw:frame draw:style-name="gr4" draw:text-style-name="P4" draw:layer="layout" svg:width="0.51cm" svg:height="0.284cm" svg:x="11.713cm" svg:y="3.452cm">
          <draw:text-box>
            <text:p text:style-name="P3"><text:span text:style-name="T1">8-bit</text:span></text:p>
          </draw:text-box>
        </draw:frame>
        <draw:line draw:style-name="gr2" draw:text-style-name="P2" draw:layer="layout" svg:x1="11.491cm" svg:y1="4.963cm" svg:x2="12.888cm" svg:y2="4.963cm">
          <text:p/>
        </draw:line>
        <draw:line draw:style-name="gr3" draw:text-style-name="P2" draw:layer="layout" svg:x1="11.672cm" svg:y1="5.09cm" svg:x2="11.926cm" svg:y2="4.836cm">
          <text:p/>
        </draw:line>
        <draw:line draw:style-name="gr2" draw:text-style-name="P2" draw:layer="layout" svg:x1="14.761cm" svg:y1="4.441cm" svg:x2="16.158cm" svg:y2="4.441cm">
          <text:p/>
        </draw:line>
        <draw:line draw:style-name="gr3" draw:text-style-name="P2" draw:layer="layout" svg:x1="14.942cm" svg:y1="4.568cm" svg:x2="15.196cm" svg:y2="4.314cm">
          <text:p/>
        </draw:line>
        <draw:frame draw:style-name="gr4" draw:text-style-name="P4" draw:layer="layout" svg:width="0.51cm" svg:height="0.284cm" svg:x="14.983cm" svg:y="4.03cm">
          <draw:text-box>
            <text:p text:style-name="P3"><text:span text:style-name="T1">8-bit</text:span></text:p>
          </draw:text-box>
        </draw:frame>
        <draw:frame draw:style-name="gr15" draw:text-style-name="P2" draw:layer="layout" svg:width="1.665cm" svg:height="0.783cm" svg:x="12.995cm" svg:y="4.106cm">
          <draw:image xlink:href="Pictures/100002010000021A000000FDAD3A4632A310FC16.png" xlink:type="simple" xlink:show="embed" xlink:actuate="onLoad">
            <text:p/>
          </draw:image>
        </draw:frame>
        <draw:frame draw:style-name="gr15" draw:text-style-name="P2" draw:layer="layout" svg:width="0.127cm" svg:height="0.176cm" svg:x="11.063cm" svg:y="3.746cm">
          <draw:image xlink:href="Pictures/100002010000002C0000003D07FEAA4F87A389E2.png" xlink:type="simple" xlink:show="embed" xlink:actuate="onLoad">
            <text:p/>
          </draw:image>
        </draw:frame>
        <draw:frame draw:style-name="gr15" draw:text-style-name="P2" draw:layer="layout" svg:width="0.487cm" svg:height="0.29cm" svg:x="10.93cm" svg:y="4.826cm">
          <draw:image xlink:href="Pictures/10000201000000AB000000662544F29B18FDFBCB.png" xlink:type="simple" xlink:show="embed" xlink:actuate="onLoad">
            <text:p/>
          </draw:image>
        </draw:frame>
        <draw:frame draw:style-name="gr15" draw:text-style-name="P2" draw:layer="layout" svg:width="0.25cm" svg:height="0.184cm" svg:x="16.229cm" svg:y="4.349cm">
          <draw:image xlink:href="Pictures/1000020100000044000000328896CE03DA7283D7.png" xlink:type="simple" xlink:show="embed" xlink:actuate="onLoad">
            <text:p/>
          </draw:image>
        </draw:frame>
        <draw:frame draw:style-name="gr11" draw:text-style-name="P12" draw:layer="layout" svg:width="0.57cm" svg:height="0.343cm" svg:x="11.565cm" svg:y="5.119cm">
          <draw:text-box>
            <text:p text:style-name="P3"><text:span text:style-name="T6">Knob</text:span></text:p>
          </draw:text-box>
        </draw:frame>
        <draw:frame draw:style-name="gr15" draw:text-style-name="P2" draw:layer="layout" svg:width="0.456cm" svg:height="0.247cm" svg:x="11.69cm" svg:y="4.571cm">
          <draw:image xlink:href="Pictures/100002010000008500000048D7016C18F2DC70DA.png" xlink:type="simple" xlink:show="embed" xlink:actuate="onLoad">
            <text:p/>
          </draw:image>
        </draw:frame>
        <draw:frame draw:style-name="gr15" draw:text-style-name="P2" draw:layer="layout" svg:width="0.456cm" svg:height="0.247cm" svg:x="3.39cm" svg:y="4.571cm">
          <draw:image xlink:href="Pictures/100002010000008500000048D7016C18F2DC70DA.png" xlink:type="simple" xlink:show="embed" xlink:actuate="onLoad">
            <text:p/>
          </draw:image>
        </draw:frame>
        <draw:line draw:style-name="gr3" draw:text-style-name="P2" draw:layer="layout" svg:x1="11.673cm" svg:y1="2.103cm" svg:x2="11.927cm" svg:y2="1.849cm">
          <text:p/>
        </draw:line>
        <draw:frame draw:style-name="gr11" draw:text-style-name="P12" draw:layer="layout" svg:width="0.57cm" svg:height="0.343cm" svg:x="11.566cm" svg:y="2.132cm">
          <draw:text-box>
            <text:p text:style-name="P3"><text:span text:style-name="T6">Knob</text:span></text:p>
          </draw:text-box>
        </draw:frame>
        <draw:frame draw:style-name="gr15" draw:text-style-name="P2" draw:layer="layout" svg:width="0.456cm" svg:height="0.247cm" svg:x="11.691cm" svg:y="1.584cm">
          <draw:image xlink:href="Pictures/100002010000008500000048D7016C18F2DC70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6.51cm" fo:page-height="5.9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3-09T12:26:51.632756731</dc:date>
    <meta:editing-duration>PT2H11M1S</meta:editing-duration>
    <meta:editing-cycles>21</meta:editing-cycles>
    <meta:document-statistic meta:object-count="97"/>
  </office:meta>
</office:document-meta>
</file>